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1" fo:font-size="24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line-height="100%"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2.062cm" fo:margin-right="0cm" fo:line-height="100%" fo:text-align="center" fo:text-indent="-2.062cm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font-size="18pt" style:font-size-asian="24pt" style:font-size-complex="24pt"/>
    </style:style>
    <style:style style:name="P17" style:family="paragraph">
      <style:paragraph-properties fo:margin-left="2.062cm" fo:margin-right="0cm" fo:line-height="100%" fo:text-align="center" fo:text-indent="-1.905cm"/>
    </style:style>
    <style:style style:name="P18" style:family="paragraph">
      <style:paragraph-properties fo:margin-left="2.011cm" fo:margin-right="0cm" fo:line-height="100%" fo:text-align="center" fo:text-indent="-1.693cm"/>
    </style:style>
    <style:style style:name="P19" style:family="paragraph">
      <loext:graphic-properties draw:fill="none" draw:fill-color="#ffffff"/>
      <style:paragraph-properties fo:margin-left="2.062cm" fo:margin-right="0cm" fo:line-height="100%" fo:text-align="center" fo:text-indent="-1.905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fo:font-size="13.5pt"/>
    </style:style>
    <style:style style:name="P21" style:family="paragraph">
      <style:paragraph-properties fo:margin-left="2.011cm" fo:margin-right="0cm" fo:line-height="100%" fo:text-indent="-1.693cm"/>
    </style:style>
    <style:style style:name="P22" style:family="paragraph">
      <style:paragraph-properties fo:line-height="100%" fo:text-align="start"/>
    </style:style>
    <style:style style:name="P23" style:family="paragraph">
      <style:paragraph-properties fo:text-align="star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3.5pt"/>
    </style:style>
    <style:style style:name="T7" style:family="text"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0" style:family="text">
      <style:text-properties fo:color="#ffffff" style:font-name="Segoe UI1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84cm" svg:height="3.175cm" svg:x="1.291cm" svg:y="0.381cm">
          <draw:text-box>
            <text:p text:style-name="P1"><text:span text:style-name="T1">Hymn #829</text:span></text:p>
            <text:p text:style-name="P1"><text:span text:style-name="T2">“</text:span><text:span text:style-name="T2">Christ the Eternal Lord” </text:span></text:p>
          </draw:text-box>
        </draw:frame>
        <draw:frame draw:style-name="gr2" draw:text-style-name="P3" draw:layer="layout" svg:width="0.502cm" svg:height="1.204cm" svg:x="0.507cm" svg:y="0.761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5" draw:layer="layout" svg:width="24.884cm" svg:height="7.766cm" svg:x="1.269cm" svg:y="0.762cm">
          <draw:text-box>
            <text:p text:style-name="P1"><text:span text:style-name="T3">1.</text:span><text:span text:style-name="T4"> Christ the eternal Lord,</text:span><text:span text:style-name="T4"><text:line-break/></text:span><text:span text:style-name="T4">Whose promise here we claim,</text:span><text:span text:style-name="T4"><text:line-break/></text:span><text:span text:style-name="T4">Whose gifts of grace are freely poured</text:span><text:span text:style-name="T4"><text:line-break/></text:span><text:span text:style-name="T4">On all who name Your name;</text:span></text:p>
          </draw:text-box>
        </draw:frame>
        <draw:frame draw:style-name="gr2" draw:text-style-name="P3" draw:layer="layout" svg:width="0.502cm" svg:height="1.204cm" svg:x="0.507cm" svg:y="0.761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5" draw:text-style-name="P7" draw:layer="layout" svg:width="24.884cm" svg:height="7.011cm" svg:x="1.269cm" svg:y="0.762cm">
          <draw:text-box>
            <text:p text:style-name="P6"><text:span text:style-name="T4">With thankfulness and praise</text:span></text:p>
            <text:p text:style-name="P6"><text:span text:style-name="T4">We stand before Your throne,</text:span><text:span text:style-name="T4"><text:line-break/></text:span><text:span text:style-name="T4">Intent to serve You all our days</text:span><text:span text:style-name="T4"><text:line-break/></text:span><text:span text:style-name="T4">And make Your glory know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8" draw:layer="layout" svg:width="24.884cm" svg:height="7.011cm" svg:x="1.524cm" svg:y="0.762cm">
          <draw:text-box>
            <text:p text:style-name="P6"><text:span text:style-name="T3">2.</text:span><text:span text:style-name="T4"> Christ the unchanging Word</text:span><text:span text:style-name="T4"><text:line-break/></text:span><text:span text:style-name="T4">To ev’ry passing age,</text:span><text:span text:style-name="T4"><text:line-break/></text:span><text:span text:style-name="T4">Whose timeless teachings still are heard</text:span><text:span text:style-name="T4"><text:line-break/></text:span><text:span text:style-name="T4">Set forth on Scripture’s page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11" draw:layer="layout" svg:width="24.884cm" svg:height="7.011cm" svg:x="1.301cm" svg:y="0.733cm">
          <draw:text-box>
            <text:p text:style-name="P9"><text:span text:style-name="T4">Transform our thought and mind,</text:span></text:p>
            <text:p text:style-name="P9"><text:span text:style-name="T4">Enlighten all who read,</text:span></text:p>
            <text:p text:style-name="P10"><text:span text:style-name="T4">Within Your Word by faith to find</text:span></text:p>
            <text:p text:style-name="P10"><text:span text:style-name="T4">The bread of life inde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12" draw:layer="layout" svg:width="24.884cm" svg:height="7.011cm" svg:x="1.269cm" svg:y="0.762cm">
          <draw:text-box>
            <text:p text:style-name="P10"><text:span text:style-name="T3">3.</text:span><text:span text:style-name="T4"> Christ the redeeming Son,</text:span></text:p>
            <text:p text:style-name="P10"><text:span text:style-name="T4">Who shares our human birth,</text:span></text:p>
            <text:p text:style-name="P10"><text:span text:style-name="T4">And by His death salvation won</text:span></text:p>
            <text:p text:style-name="P10"><text:span text:style-name="T4">For ev’ry child of earth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13" draw:layer="layout" svg:width="24.884cm" svg:height="7.011cm" svg:x="1.278cm" svg:y="0.762cm">
          <draw:text-box>
            <text:p text:style-name="P9"><text:span text:style-name="T4">Inspire our hearts, we pray,</text:span></text:p>
            <text:p text:style-name="P9"><text:span text:style-name="T4">To tell Your love abroad,</text:span></text:p>
            <text:p text:style-name="P10"><text:span text:style-name="T4">That all may honor Christ today</text:span></text:p>
            <text:p text:style-name="P10"><text:span text:style-name="T4">And follow Him as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15" draw:layer="layout" svg:width="24.884cm" svg:height="7.011cm" svg:x="1.278cm" svg:y="0.609cm">
          <draw:text-box>
            <text:p text:style-name="P10"><text:span text:style-name="T3">4.</text:span><text:span text:style-name="T4"> Christ the unfading Light</text:span></text:p>
            <text:p text:style-name="P10"><text:span text:style-name="T4">Of everlasting day,</text:span></text:p>
            <text:p text:style-name="P10"><text:span text:style-name="T4">Our Morning Star in splendor bright,</text:span></text:p>
            <text:p text:style-name="P10"><text:span text:style-name="T4">The Life, the Truth, the Way;</text:span></text:p>
          </draw:text-box>
        </draw:frame>
        <draw:frame draw:style-name="gr6" draw:text-style-name="P16" draw:layer="layout" svg:width="0.001cm" svg:height="4.971cm" svg:x="4.924cm" svg:y="2.288cm">
          <draw:text-box>
            <text:p><text:span text:style-name="T5">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7" draw:text-style-name="P19" draw:layer="layout" svg:width="24.884cm" svg:height="7.016cm" svg:x="1.269cm" svg:y="0.858cm">
          <draw:text-box>
            <text:p text:style-name="P17"><text:span text:style-name="T4">That light of truth You give</text:span></text:p>
            <text:p text:style-name="P17"><text:span text:style-name="T4">To servants as to friends,</text:span></text:p>
            <text:p text:style-name="P17"><text:span text:style-name="T4">Your way to walk, Your life to live,</text:span></text:p>
            <text:p text:style-name="P18"><text:span text:style-name="T4">Till earth’s brief journey end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5" draw:text-style-name="P12" draw:layer="layout" svg:width="24.884cm" svg:height="7.011cm" svg:x="1.426cm" svg:y="0.738cm">
          <draw:text-box>
            <text:p text:style-name="P10"><text:span text:style-name="T3">5.</text:span><text:span text:style-name="T4"> Christ the ascended King</text:span></text:p>
            <text:p text:style-name="P10"><text:span text:style-name="T4">Exalted high above,</text:span></text:p>
            <text:p text:style-name="P10"><text:span text:style-name="T4">Whose praise unending ages sing,</text:span></text:p>
            <text:p text:style-name="P10"><text:span text:style-name="T4">Whom yet unseen we love;</text:span></text:p>
          </draw:text-box>
        </draw:frame>
        <draw:frame draw:style-name="gr8" draw:text-style-name="P20" draw:layer="layout" svg:width="6.724cm" svg:height="1.195cm" svg:x="4.316cm" svg:y="0.761cm">
          <draw:text-box>
            <text:p><text:span text:style-name="T6"><text:s text:c="2"/></text:span><text:span text:style-name="T5"><text:s text:c="24"/></text:span><text:span text:style-name="T6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9" draw:text-style-name="P11" draw:layer="layout" svg:width="24.884cm" svg:height="13.863cm" svg:x="1.524cm" svg:y="0.886cm">
          <draw:text-box>
            <text:p text:style-name="P9"><text:span text:style-name="T4">When mortal life is past</text:span></text:p>
            <text:p text:style-name="P9"><text:span text:style-name="T4">Your voice from heaven’s throne</text:span></text:p>
            <text:p text:style-name="P9"><text:span text:style-name="T4">Shall call Your children home at last</text:span></text:p>
            <text:p text:style-name="P9"><text:span text:style-name="T4">To know as we are known.</text:span></text:p>
            <text:p text:style-name="P21"><text:span text:style-name="T7"/></text:p>
            <text:p text:style-name="P22"><text:span text:style-name="T8"><text:line-break/></text:span><text:span text:style-name="T8"> <text:s text:c="4"/></text:span><text:span text:style-name="T9">© 1999 Hope Publishing Co. </text:span></text:p>
            <text:p text:style-name="P22"><text:span text:style-name="T9"><text:s text:c="8"/></text:span><text:span text:style-name="T9">Used by permission: LSB Hymn License</text:span></text:p>
            <text:p text:style-name="P22"><text:span text:style-name="T9"><text:s text:c="8"/></text:span><text:span text:style-name="T9">.NET, no. 100011038.</text:span></text:p>
            <text:p text:style-name="P23"><text:span text:style-name="T10"><text:s/></text:span></text:p>
          </draw:text-box>
        </draw:frame>
        <draw:frame draw:style-name="gr8" draw:text-style-name="P20" draw:layer="layout" svg:width="6.724cm" svg:height="1.195cm" svg:x="4.316cm" svg:y="0.761cm">
          <draw:text-box>
            <text:p><text:span text:style-name="T6"><text:s text:c="2"/></text:span><text:span text:style-name="T5"><text:s text:c="24"/></text:span><text:span text:style-name="T6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4.63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09:46:50.25</meta:creation-date>
    <dc:date>2018-07-25T21:46:59.286000000</dc:date>
    <meta:editing-duration>PT34M52S</meta:editing-duration>
    <meta:editing-cycles>12</meta:editing-cycles>
    <meta:generator>LibreOffice/6.0.5.2$Windows_X86_64 LibreOffice_project/54c8cbb85f300ac59db32fe8a675ff7683cd5a16</meta:generator>
    <meta:document-statistic meta:object-count="59"/>
  </office:meta>
</office:document-meta>
</file>